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909cm" fo:margin-left="0.086cm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8.90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" style:family="table">
      <style:table-properties style:width="18.902cm" fo:margin-left="0.092cm" table:align="left" style:writing-mode="lr-tb"/>
    </style:style>
    <style:style style:name="Table1.A" style:family="table-column">
      <style:table-column-properties style:column-width="4.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942cm"/>
    </style:style>
    <style:style style:name="Table1.E" style:family="table-column">
      <style:table-column-properties style:column-width="4.863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3" style:family="table-row">
      <style:table-row-properties style:min-row-height="0.284cm"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C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D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" style:family="table">
      <style:table-properties style:width="18.994cm" fo:margin-left="0.0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893cm"/>
    </style:style>
    <style:style style:name="Table4.B" style:family="table-column">
      <style:table-column-properties style:column-width="0.51cm"/>
    </style:style>
    <style:style style:name="Table4.C" style:family="table-column">
      <style:table-column-properties style:column-width="0.058cm"/>
    </style:style>
    <style:style style:name="Table4.D" style:family="table-column">
      <style:table-column-properties style:column-width="1.132cm"/>
    </style:style>
    <style:style style:name="Table4.E" style:family="table-column">
      <style:table-column-properties style:column-width="0.984cm"/>
    </style:style>
    <style:style style:name="Table4.F" style:family="table-column">
      <style:table-column-properties style:column-width="1.323cm"/>
    </style:style>
    <style:style style:name="Table4.G" style:family="table-column">
      <style:table-column-properties style:column-width="1cm"/>
    </style:style>
    <style:style style:name="Table4.H" style:family="table-column">
      <style:table-column-properties style:column-width="2.496cm"/>
    </style:style>
    <style:style style:name="Table4.I" style:family="table-column">
      <style:table-column-properties style:column-width="0.169cm"/>
    </style:style>
    <style:style style:name="Table4.J" style:family="table-column">
      <style:table-column-properties style:column-width="1.995cm"/>
    </style:style>
    <style:style style:name="Table4.K" style:family="table-column">
      <style:table-column-properties style:column-width="0.542cm"/>
    </style:style>
    <style:style style:name="Table4.L" style:family="table-column">
      <style:table-column-properties style:column-width="1.3cm"/>
    </style:style>
    <style:style style:name="Table4.M" style:family="table-column">
      <style:table-column-properties style:column-width="1.693cm"/>
    </style:style>
    <style:style style:name="Table4.N" style:family="table-column">
      <style:table-column-properties style:column-width="1.898cm"/>
    </style:style>
    <style:style style:name="Table4.1" style:family="table-row">
      <style:table-row-properties style:min-row-height="0.265cm" fo:keep-together="auto"/>
    </style:style>
    <style:style style:name="Table4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4.2" style:family="table-row">
      <style:table-row-properties style:min-row-height="0.325cm" fo:keep-together="auto"/>
    </style:style>
    <style:style style:name="Table4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" style:family="table-row">
      <style:table-row-properties style:min-row-height="0.106cm" fo:keep-together="auto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4" style:family="table-row">
      <style:table-row-properties style:min-row-height="0.295cm" fo:keep-together="auto"/>
    </style:style>
    <style:style style:name="Table4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E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6" style:family="table-row">
      <style:table-row-properties style:min-row-height="0.272cm" fo:keep-together="auto"/>
    </style:style>
    <style:style style:name="Table4.7" style:family="table-row">
      <style:table-row-properties style:min-row-height="0.252cm" fo:keep-together="auto"/>
    </style:style>
    <style:style style:name="Table4.A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8" style:family="table-row">
      <style:table-row-properties style:min-row-height="0.169cm" fo:keep-together="auto"/>
    </style:style>
    <style:style style:name="Table4.A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C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G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M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0" style:family="table-row">
      <style:table-row-properties style:min-row-height="0.25cm" fo:keep-together="auto"/>
    </style:style>
    <style:style style:name="Table4.A1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2" style:family="table-row">
      <style:table-row-properties style:min-row-height="0.213cm" fo:keep-together="auto"/>
    </style:style>
    <style:style style:name="Table4.13" style:family="table-row">
      <style:table-row-properties style:min-row-height="0.141cm" fo:keep-together="auto"/>
    </style:style>
    <style:style style:name="Table4.A13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4.14" style:family="table-row">
      <style:table-row-properties style:min-row-height="0.102cm" fo:keep-together="auto"/>
    </style:style>
    <style:style style:name="Table4.A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5" style:family="table-row">
      <style:table-row-properties style:min-row-height="0.37cm" fo:keep-together="auto"/>
    </style:style>
    <style:style style:name="Table4.A1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6" style:family="table-row">
      <style:table-row-properties style:min-row-height="0.437cm" fo:keep-together="auto"/>
    </style:style>
    <style:style style:name="Table4.A16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D16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16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16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16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16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7" style:family="table-row">
      <style:table-row-properties style:min-row-height="0.138cm" fo:keep-together="auto"/>
    </style:style>
    <style:style style:name="Table4.A1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8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1" style:family="table-row">
      <style:table-row-properties style:min-row-height="0.155cm" fo:background-color="transparent" fo:keep-together="auto">
        <style:background-image/>
      </style:table-row-properties>
    </style:style>
    <style:style style:name="Table4.A2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2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2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2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21" style:family="table-cell">
      <style:table-cell-properties style:vertical-align="top" fo:background-color="#d9d9d9" fo:padding-left="0.123cm" fo:padding-right="0.123cm" fo:padding-top="0cm" fo:padding-bottom="0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le4.A2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5" style:family="table-row">
      <style:table-row-properties style:min-row-height="0.205cm" fo:keep-together="auto"/>
    </style:style>
    <style:style style:name="Table4.A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7" style:family="table-row">
      <style:table-row-properties style:min-row-height="0.245cm" fo:keep-together="auto"/>
    </style:style>
    <style:style style:name="Table4.A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8" style:family="table-row">
      <style:table-row-properties style:min-row-height="0.196cm" fo:keep-together="auto"/>
    </style:style>
    <style:style style:name="Table4.A28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9" style:family="table-row">
      <style:table-row-properties style:min-row-height="0.196cm" fo:keep-together="auto"/>
    </style:style>
    <style:style style:name="Table4.A2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0" style:family="table-row">
      <style:table-row-properties style:min-row-height="0.196cm" fo:keep-together="auto"/>
    </style:style>
    <style:style style:name="Table4.A3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1" style:family="table-row">
      <style:table-row-properties style:min-row-height="0.944cm" fo:background-color="transparent" fo:keep-together="auto">
        <style:background-image/>
      </style:table-row-properties>
    </style:style>
    <style:style style:name="Table4.A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1" style:family="table-cell">
      <style:table-cell-properties style:vertical-align="top" fo:background-color="#d9d9d9" fo:padding="0.12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N31" style:family="table-cell">
      <style:table-cell-properties style:vertical-align="top" fo:background-color="#d9d9d9" fo:padding="0.123cm" fo:border="0.5pt solid #000000" style:writing-mode="lr-tb">
        <style:background-image/>
      </style:table-cell-properties>
    </style:style>
    <style:style style:name="Table4.32" style:family="table-row">
      <style:table-row-properties style:min-row-height="0.3cm" fo:background-color="transparent" fo:keep-together="auto">
        <style:background-image/>
      </style:table-row-properties>
    </style:style>
    <style:style style:name="Table4.A32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3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4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5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36" style:family="table-row">
      <style:table-row-properties style:min-row-height="0.605cm" fo:background-color="transparent" fo:keep-together="auto">
        <style:background-image/>
      </style:table-row-properties>
    </style:style>
    <style:style style:name="Table4.A3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3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3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3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36" style:family="table-cell">
      <style:table-cell-properties style:vertical-align="top" fo:background-color="#d9d9d9" fo:padding="0.123cm" fo:border-left="0.5pt solid #000000" fo:border-right="none" fo:border-top="none" fo:border-bottom="0.5pt solid #000000" style:writing-mode="lr-tb">
        <style:background-image/>
      </style:table-cell-properties>
    </style:style>
    <style:style style:name="Table4.N36" style:family="table-cell">
      <style:table-cell-properties style:vertical-align="top" fo:background-color="#d9d9d9" fo:padding="0.123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37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8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5" style:family="table">
      <style:table-properties style:width="18.904cm" fo:margin-left="0.092cm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762cm"/>
    </style:style>
    <style:style style:name="Table5.B" style:family="table-column">
      <style:table-column-properties style:column-width="0.314cm"/>
    </style:style>
    <style:style style:name="Table5.C" style:family="table-column">
      <style:table-column-properties style:column-width="4.824cm"/>
    </style:style>
    <style:style style:name="Table5.D" style:family="table-column">
      <style:table-column-properties style:column-width="5.66cm"/>
    </style:style>
    <style:style style:name="Table5.E" style:family="table-column">
      <style:table-column-properties style:column-width="5.343cm"/>
    </style:style>
    <style:style style:name="Table5.1" style:family="table-row">
      <style:table-row-properties style:min-row-height="0.272cm" fo:keep-together="auto"/>
    </style:style>
    <style:style style:name="Table5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5.2" style:family="table-row">
      <style:table-row-properties style:min-row-height="0.552cm" fo:keep-together="auto"/>
    </style:style>
    <style:style style:name="Table5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none" fo:border-right="none" fo:border-top="0.25pt solid #000000" fo:border-bottom="0.5pt dotted #000000" style:writing-mode="lr-tb"/>
    </style:style>
    <style:style style:name="Table5.D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3" style:family="table-row">
      <style:table-row-properties style:min-row-height="0.64cm" fo:keep-together="auto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e5.D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4" style:family="table-row">
      <style:table-row-properties style:min-row-height="0.991cm" fo:keep-together="auto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5pt dotted #000000" fo:border-bottom="0.25pt solid #000000" style:writing-mode="lr-tb"/>
    </style:style>
    <style:style style:name="Table5.5" style:family="table-row">
      <style:table-row-properties style:min-row-height="1.746cm" fo:keep-together="auto"/>
    </style:style>
    <style:style style:name="Table5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none" style:writing-mode="lr-tb"/>
    </style:style>
    <style:style style:name="Table5.D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6" style:family="table-row">
      <style:table-row-properties style:min-row-height="2.461cm" fo:keep-together="auto"/>
    </style:style>
    <style:style style:name="Table5.A6" style:family="table-cell">
      <style:table-cell-properties style:vertical-align="top" fo:padding-left="0.123cm" fo:padding-right="0.123cm" fo:padding-top="0cm" fo:padding-bottom="0cm" fo:border-left="0.25pt solid #000000" fo:border-right="none" fo:border-top="0.5pt dotted #000000" fo:border-bottom="0.5pt dotted #000000" style:writing-mode="lr-tb"/>
    </style:style>
    <style:style style:name="Table5.C6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e5.D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7" style:family="table-row">
      <style:table-row-properties style:min-row-height="0.095cm" fo:keep-together="auto"/>
    </style:style>
    <style:style style:name="Table5.A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5.D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8" style:family="table-row">
      <style:table-row-properties style:min-row-height="0.746cm" fo:keep-together="auto"/>
    </style:style>
    <style:style style:name="Table5.A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9" style:family="table-row">
      <style:table-row-properties style:min-row-height="0.302cm" fo:keep-together="auto"/>
    </style:style>
    <style:style style:name="Table5.A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10" style:family="table-row">
      <style:table-row-properties style:min-row-height="0.115cm" fo:keep-together="auto"/>
    </style:style>
    <style:style style:name="Table5.A10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5.11" style:family="table-row">
      <style:table-row-properties style:min-row-height="0.295cm" fo:keep-together="auto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4" style:family="paragraph" style:parent-style-name="Standard">
      <style:paragraph-properties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5" style:family="paragraph" style:parent-style-name="Standard">
      <style:paragraph-properties style:snap-to-layout-grid="false"/>
      <style:text-properties style:use-window-font-color="true" style:font-name="Arial Narrow" fo:font-size="10pt" officeooo:paragraph-rsid="01660417" style:font-size-asian="10pt" style:font-name-complex="Arial Narrow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8" style:family="paragraph" style:parent-style-name="Standard">
      <style:text-properties style:use-window-font-color="true" style:font-name="Arial Narrow" fo:font-size="10pt" officeooo:paragraph-rsid="0163201e" style:font-size-asian="10pt" style:font-name-complex="Arial Narrow" style:font-size-complex="10pt"/>
    </style:style>
    <style:style style:name="P9" style:family="paragraph" style:parent-style-name="Standard">
      <style:text-properties style:use-window-font-color="true" style:font-name="Arial Narrow" fo:font-size="10pt" officeooo:paragraph-rsid="01cc76a3" style:font-size-asian="10pt" style:font-name-complex="Arial Narrow" style:font-size-complex="10pt"/>
    </style:style>
    <style:style style:name="P10" style:family="paragraph" style:parent-style-name="Standard">
      <style:text-properties style:use-window-font-color="true" style:font-name="Arial Narrow" fo:font-size="10pt" officeooo:rsid="01df7ced" officeooo:paragraph-rsid="01df7ced" style:font-size-asian="10pt" style:font-name-complex="Arial Narrow" style:font-size-complex="10pt"/>
    </style:style>
    <style:style style:name="P11" style:family="paragraph" style:parent-style-name="Standard">
      <style:text-properties style:use-window-font-color="true" style:font-name="Arial Narrow" fo:font-size="10pt" officeooo:rsid="01e6063e" officeooo:paragraph-rsid="01e6063e" style:font-size-asian="10pt" style:font-name-complex="Arial Narrow" style:font-size-complex="10pt"/>
    </style:style>
    <style:style style:name="P12" style:family="paragraph" style:parent-style-name="Standard">
      <style:text-properties style:use-window-font-color="true" style:font-name="Arial Narrow" fo:font-size="10pt" officeooo:paragraph-rsid="01e6063e" style:font-size-asian="10pt" style:font-name-complex="Arial Narrow" style:font-size-complex="10pt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5" style:family="paragraph" style:parent-style-name="Standard"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6" style:family="paragraph" style:parent-style-name="Standard">
      <style:paragraph-properties>
        <style:tab-stops>
          <style:tab-stop style:position="1.607cm"/>
        </style:tab-stops>
      </style:paragraph-properties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7" style:family="paragraph" style:parent-style-name="Standard">
      <style:text-properties style:use-window-font-color="true" style:font-name="Arial Narrow" fo:font-size="10pt" fo:font-weight="normal" officeooo:paragraph-rsid="0161850f" style:font-size-asian="10pt" style:font-weight-asian="normal" style:font-name-complex="Arial Narrow" style:font-size-complex="10pt" style:font-weight-complex="normal"/>
    </style:style>
    <style:style style:name="P18" style:family="paragraph" style:parent-style-name="Standard"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Arial" fo:font-size="12pt" fo:font-weight="bold" officeooo:paragraph-rsid="0161850f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fo:font-size="9pt" officeooo:paragraph-rsid="0161850f" style:font-size-asian="9pt" style:font-size-complex="9pt"/>
    </style:style>
    <style:style style:name="P22" style:family="paragraph" style:parent-style-name="Standard">
      <style:paragraph-properties fo:text-align="end" style:justify-single-word="false" style:snap-to-layout-grid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23" style:family="paragraph" style:parent-style-name="Standard">
      <style:text-properties style:use-window-font-color="true" style:font-name="DejaVu Sans1" fo:font-size="8pt" officeooo:rsid="0163201e" officeooo:paragraph-rsid="01e6063e" style:font-size-asian="8pt" style:font-name-complex="Arial" style:font-size-complex="8pt"/>
    </style:style>
    <style:style style:name="P24" style:family="paragraph" style:parent-style-name="Standard">
      <style:text-properties officeooo:paragraph-rsid="001c9f96"/>
    </style:style>
    <style:style style:name="P25" style:family="paragraph" style:parent-style-name="Standard">
      <style:text-properties fo:font-size="8pt" officeooo:rsid="01ffa3e6" officeooo:paragraph-rsid="01ffa3e6" style:font-size-asian="8pt" style:font-size-complex="8pt"/>
    </style:style>
    <style:style style:name="P26" style:family="paragraph" style:parent-style-name="Standard">
      <style:text-properties officeooo:paragraph-rsid="01fa5fa1"/>
    </style:style>
    <style:style style:name="P27" style:family="paragraph" style:parent-style-name="Standard">
      <style:paragraph-properties fo:margin-left="0cm" fo:margin-right="-0.127cm" fo:text-align="center" style:justify-single-word="false" fo:text-indent="-0.12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28" style:family="paragraph" style:parent-style-name="Standard">
      <style:paragraph-properties fo:margin-left="0cm" fo:margin-right="-0.123cm" fo:text-indent="0cm" style:auto-text-indent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9" style:family="paragraph" style:parent-style-name="Standard">
      <style:paragraph-properties fo:margin-top="0cm" fo:margin-bottom="0.071cm" loext:contextual-spacing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0" style:family="paragraph" style:parent-style-name="Standard">
      <style:paragraph-properties fo:margin-left="0cm" fo:margin-right="0cm" fo:text-indent="0cm" style:auto-text-indent="false" style:writing-mode="pag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1" style:family="paragraph" style:parent-style-name="Text_20_body">
      <style:paragraph-properties fo:margin-top="0cm" fo:margin-bottom="0cm" loext:contextual-spacing="false" fo:line-height="100%"/>
      <style:text-properties style:use-window-font-color="true" fo:font-size="4pt" style:font-size-asian="3.5pt" style:font-size-complex="4pt"/>
    </style:style>
    <style:style style:name="P32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172e7c" officeooo:paragraph-rsid="01680bc5" style:font-size-asian="10pt" style:font-name-complex="Arial Narrow" style:font-size-complex="10pt"/>
    </style:style>
    <style:style style:name="P33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8dc206" officeooo:paragraph-rsid="01680bc5" style:font-size-asian="10pt" style:font-name-complex="Arial Narrow" style:font-size-complex="10pt"/>
    </style:style>
    <style:style style:name="P34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fo:font-weight="bold" officeooo:rsid="001fe8d0" officeooo:paragraph-rsid="01680bc5" style:font-size-asian="10pt" style:font-weight-asian="bold" style:font-name-complex="Arial Narrow" style:font-size-complex="10pt" style:font-weight-complex="bold"/>
    </style:style>
    <style:style style:name="P35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6ab1dd"/>
    </style:style>
    <style:style style:name="P36" style:family="paragraph" style:parent-style-name="Table_20_Contents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37" style:family="paragraph" style:parent-style-name="Standard" style:master-page-name="">
      <style:paragraph-properties fo:margin-left="0.199cm" fo:margin-right="0.199cm" fo:text-indent="0cm" style:auto-text-indent="false" style:page-number="auto" fo:break-before="auto" fo:break-after="auto" style:writing-mode="page"/>
      <style:text-properties officeooo:paragraph-rsid="016ab1dd"/>
    </style:style>
    <style:style style:name="P38" style:family="paragraph" style:parent-style-name="Text_20_body">
      <style:paragraph-properties fo:break-before="auto" fo:break-after="auto"/>
    </style:style>
    <style:style style:name="P39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d3349"/>
    </style:style>
    <style:style style:name="P4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c76a3"/>
    </style:style>
    <style:style style:name="P4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bf417"/>
    </style:style>
    <style:style style:name="P43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44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93c527" style:font-size-asian="8pt" style:font-size-complex="8pt"/>
    </style:style>
    <style:style style:name="P45" style:family="paragraph" style:parent-style-name="Standard">
      <style:paragraph-properties fo:text-align="end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46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19754eb" style:font-size-asian="7pt" style:font-size-complex="8pt"/>
    </style:style>
    <style:style style:name="P47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f74469" officeooo:paragraph-rsid="01f74469" style:font-size-asian="7pt" style:font-size-complex="8pt"/>
    </style:style>
    <style:style style:name="P48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fa5fa1" officeooo:paragraph-rsid="01fa5fa1" style:font-size-asian="7pt" style:font-size-complex="8pt"/>
    </style:style>
    <style:style style:name="P49" style:family="paragraph" style:parent-style-name="Standard">
      <style:paragraph-properties fo:text-align="end" style:justify-single-word="false" style:shadow="none">
        <style:tab-stops/>
      </style:paragraph-properties>
      <style:text-properties fo:font-size="8pt" officeooo:rsid="01fa5fa1" officeooo:paragraph-rsid="01fa5fa1" style:font-size-asian="7pt" style:font-size-complex="8pt"/>
    </style:style>
    <style:style style:name="P50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c75a53" style:font-size-asian="8pt" style:font-name-complex="Arial Narrow" style:font-size-complex="8pt"/>
    </style:style>
    <style:style style:name="P51" style:family="paragraph" style:parent-style-name="Standard">
      <style:paragraph-properties fo:margin-left="0cm" fo:margin-right="-0.127cm" fo:text-align="center" style:justify-single-word="false" fo:text-indent="0cm" style:auto-text-indent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52" style:family="paragraph" style:parent-style-name="Preformatted_20_Text">
      <style:text-properties fo:color="#000000" style:font-name="DejaVu Sans Mono" fo:font-size="10pt" officeooo:rsid="01a8c93e" officeooo:paragraph-rsid="01a8c93e" style:font-size-asian="10pt" style:font-name-complex="Arial Narrow" style:font-size-complex="10pt"/>
    </style:style>
    <style:style style:name="P53" style:family="paragraph" style:parent-style-name="Standard">
      <style:paragraph-properties fo:margin-left="0cm" fo:margin-right="-0.48cm" fo:margin-top="0.106cm" fo:margin-bottom="0cm" loext:contextual-spacing="false" fo:text-indent="0cm" style:auto-text-indent="false" style:writing-mode="page"/>
      <style:text-properties style:font-name="Arial" fo:font-size="11pt" officeooo:rsid="002763ae" officeooo:paragraph-rsid="017f1ade" style:font-size-asian="11pt" style:font-size-complex="11pt"/>
    </style:style>
    <style:style style:name="T1" style:family="text">
      <style:text-properties style:font-name="Arial Narrow" fo:font-weight="bold" style:font-weight-asian="bold" style:font-name-complex="Arial Narrow" style:font-weight-complex="bold"/>
    </style:style>
    <style:style style:name="T2" style:family="text">
      <style:text-properties style:font-name="Arial Narrow" style:font-name-complex="Arial Narrow" style:font-weight-complex="bold"/>
    </style:style>
    <style:style style:name="T3" style:family="text">
      <style:text-properties officeooo:rsid="0163201e"/>
    </style:style>
    <style:style style:name="T4" style:family="text">
      <style:text-properties officeooo:rsid="016577cf"/>
    </style:style>
    <style:style style:name="T5" style:family="text">
      <style:text-properties officeooo:rsid="01674c79"/>
    </style:style>
    <style:style style:name="T6" style:family="text">
      <style:text-properties fo:font-size="7pt" officeooo:rsid="00113b61" style:font-size-asian="7pt" style:font-size-complex="7pt"/>
    </style:style>
    <style:style style:name="T7" style:family="text">
      <style:text-properties fo:font-size="8pt" officeooo:rsid="00113b61" style:font-size-asian="8pt" style:font-size-complex="8pt"/>
    </style:style>
    <style:style style:name="T8" style:family="text">
      <style:text-properties fo:font-size="8pt" officeooo:rsid="01bdfd81" style:font-size-asian="8pt" style:font-size-complex="8pt"/>
    </style:style>
    <style:style style:name="T9" style:family="text">
      <style:text-properties fo:font-size="8pt" officeooo:rsid="01cdc294" style:font-size-asian="8pt" style:font-size-complex="8pt"/>
    </style:style>
    <style:style style:name="T10" style:family="text">
      <style:text-properties fo:font-size="8pt" officeooo:rsid="01dd3b8e" style:font-size-asian="8pt" style:font-size-complex="8pt"/>
    </style:style>
    <style:style style:name="T11" style:family="text">
      <style:text-properties fo:font-size="8pt" officeooo:rsid="0202f86f" style:font-size-asian="8pt" style:font-size-complex="8pt"/>
    </style:style>
    <style:style style:name="T12" style:family="text">
      <style:text-properties fo:font-size="8pt" officeooo:rsid="0204c162" style:font-size-asian="8pt" style:font-size-complex="8pt"/>
    </style:style>
    <style:style style:name="T13" style:family="text">
      <style:text-properties style:font-name="Arial" officeooo:rsid="0163201e" style:font-name-complex="Arial"/>
    </style:style>
    <style:style style:name="T14" style:family="text">
      <style:text-properties style:font-name="DejaVu Sans1" officeooo:rsid="002763ae"/>
    </style:style>
    <style:style style:name="T15" style:family="text">
      <style:text-properties style:font-name="DejaVu Sans1" fo:font-size="8pt" officeooo:rsid="00113b61" style:font-size-asian="8pt" style:font-size-complex="8pt"/>
    </style:style>
    <style:style style:name="T16" style:family="text">
      <style:text-properties style:font-name="DejaVu Sans1" officeooo:rsid="01fa5f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  <text:user-field-decl office:value-type="string" office:string-value="object.company_id.state_id.name" text:name="py3o.object.company_id.state_id.name"/>
        <text:user-field-decl office:value-type="string" office:string-value="object.company_id.cnae_main_id.code" text:name="py3o.object.company_id.cnae"/>
        <text:user-field-decl office:value-type="string" office:string-value="object.company_id.cnpj_cei" text:name="py3o.object.company_id.cnpj_cei"/>
        <text:user-field-decl office:value-type="string" office:string-value="object.employee_id.pis_pasep" text:name="py3o.object.employee_id.pis_pasep"/>
        <text:user-field-decl office:value-type="string" office:string-value="object.employee_id.address_home_id" text:name="py3o.object.employee_id.address_home_id"/>
        <text:user-field-decl office:value-type="string" office:string-value="object.employee_id.cpf" text:name="py3o.object.employee_id.cpf"/>
        <text:user-field-decl office:value-type="string" office:string-value="object.employee_id.address_home_id.street" text:name="py3o.object.employee_id.address_home_id.street"/>
        <text:user-field-decl office:value-type="string" office:string-value="object.employee_id.address_home_id.number" text:name="py3o.object.employee_id.address_home_id.number"/>
        <text:user-field-decl office:value-type="string" office:string-value="object.employee_id.address_home_id.street2" text:name="py3o.object.employee_id.address_home_id.street2"/>
        <text:user-field-decl office:value-type="string" office:string-value="object.employee_id.address_home_id.district" text:name="py3o.object.employee_id.address_home_id.district"/>
        <text:user-field-decl office:value-type="string" office:string-value="object.employee_id.address_home_id.l10n_br_city_id.name" text:name="py3o.object.employee_id.address_home_id.l10n_br_city_id.name"/>
        <text:user-field-decl office:value-type="string" office:string-value="object.employee_id.address_home_id.state_id.name" text:name="py3o.object.employee_id.address_home_id.state_id.name"/>
        <text:user-field-decl office:value-type="string" office:string-value="object.employee_id.address_home_id.state_id.code" text:name="py3o.object.employee_id.address_home_id.state_id.code"/>
        <text:user-field-decl office:value-type="string" office:string-value="object.employee_id.address_home_id.zip" text:name="py3o.object.employee_id.address_home_id.zip"/>
        <text:user-field-decl office:value-type="string" office:string-value="object.employee_id.birthday" text:name="py3o.object.employee_id.birthday"/>
        <text:user-field-decl office:value-type="string" office:string-value="object.employee_id.mother_name" text:name="py3o.object.employee_id.mother_name"/>
        <text:user-field-decl office:value-type="string" office:string-value="object.contract_id.tipo_do_contrato" text:name="py3o.object.contract_id.tipo_do_contrato"/>
        <text:user-field-decl office:value-type="string" office:string-value="object.contract_id.resignation_cause_id.name" text:name="py3o.object.contract_id.resignation_cause_id.name"/>
        <text:user-field-decl office:value-type="string" office:string-value="object.contract_id.notice_of_termination_date" text:name="py3o.object.contract_id.notice_of_termination_date"/>
        <text:user-field-decl office:value-type="string" office:string-value="object.contract_id.resignation_date" text:name="py3o.object.contract_id.resignation_date"/>
        <text:user-field-decl office:value-type="string" office:string-value="object.contract_id.resignation_cause_id.code" text:name="py3o.object.contract_id.resignation_cause_id.code"/>
        <text:user-field-decl office:value-type="string" office:string-value="object.contract_id.union_entity_code" text:name="py3o.object.contract_id.union_entity_code"/>
        <text:user-field-decl office:value-type="string" office:string-value="object.contract_id.union_cnpj" text:name="py3o.object.contract_id.union_cnpj"/>
        <text:user-field-decl office:value-type="string" office:string-value="object.contract_id.union" text:name="py3o.object.contract_id.union"/>
        <text:user-field-decl office:value-type="string" office:string-value="object.employee_id.birthday_fmt" text:name="py3o.object.employee_id.birthday_fmt"/>
        <text:user-field-decl office:value-type="string" office:string-value="object.contract_id.aviso_previo_fmt" text:name="py3o.object.contract_id.aviso_previo_fmt"/>
        <text:user-field-decl office:value-type="string" office:string-value="object.contract_id.data_afastamento_fmt" text:name="py3o.object.contract_id.data_afastamento_fmt"/>
        <text:user-field-decl office:value-type="string" office:string-value="object.employee_id.ctps_uf_id.code" text:name="py3o.object.employee_id.ctps_uf_id.code"/>
        <text:user-field-decl office:value-type="string" office:string-value="line.one.display_name" text:name="py3o.line.one.display_name"/>
        <text:user-field-decl office:value-type="string" office:string-value="line.two.display_name" text:name="py3o.line.two.display_name"/>
        <text:user-field-decl office:value-type="string" office:string-value="line.three.display_name" text:name="py3o.line.three.display_name"/>
        <text:user-field-decl office:value-type="string" office:string-value="line.round_total_fmt" text:name="py3o.line.round_total_fmt"/>
        <text:user-field-decl office:value-type="string" office:string-value="object.company_id.cnae_main_id.code" text:name="py3o.object.company_id.cnae_main_id.code"/>
        <text:user-field-decl office:value-type="string" office:string-value="line.one.valor_fmt" text:name="py3o.line.one.valor_fmt"/>
        <text:user-field-decl office:value-type="string" office:string-value="line.two.valor_fmt" text:name="py3o.line.two.valor_fmt"/>
        <text:user-field-decl office:value-type="string" office:string-value="line.three.valor_fmt" text:name="py3o.line.three.valor_fmt"/>
        <text:user-field-decl office:value-type="string" office:string-value="object.data_aviso_previo_fmt" text:name="py3o.object.data_aviso_previo_fmt"/>
        <text:user-field-decl office:value-type="string" office:string-value="object.data_afastamento_fmt" text:name="py3o.object.data_afastamento_fmt"/>
        <text:user-field-decl office:value-type="string" office:string-value="object.contract.tipo_afastamento_cef" text:name="py3o.object.contract.tipo_afastamento_cef"/>
        <text:user-field-decl office:value-type="string" office:string-value="object.contract_id.tipo_afastamento_cef" text:name="py3o.object.contract_id.tipo_afastamento_cef"/>
        <text:user-field-decl office:value-type="string" office:string-value="object.contract_id.struct_id.tipo_afastamento_cef" text:name="py3o.object.contract_id.struct_id.tipo_afastamento_cef"/>
        <text:user-field-decl office:value-type="string" office:string-value="object.struct_id.tipo_afastamento_cef" text:name="py3o.object.struct_id.tipo_afastamento_cef"/>
        <text:user-field-decl office:value-type="string" office:string-value="object.contract_id.categoria" text:name="py3o.object.contract_id.categoria"/>
        <text:user-field-decl office:value-type="string" office:string-value="object.categoria" text:name="py3o.object.categoria"/>
        <text:user-field-decl office:value-type="string" office:string-value="categoria_contrato" text:name="py3o.categoria_contrato"/>
        <text:user-field-decl office:value-type="string" office:string-value="py3o.object.contract_id.wage" text:name="py3o.object.contract_id.wage_start"/>
        <text:user-field-decl office:value-type="string" office:string-value="object.contract_id.partner_union.union_entity_code" text:name="py3o.object.contract_id.partner_union.union_entity_code"/>
        <text:user-field-decl office:value-type="string" office:string-value="object.contract_id.partner_union.cnpj_cpf" text:name="py3o.object.contract_id.partner_union.cnpj_cpf"/>
        <text:user-field-decl office:value-type="string" office:string-value="object.contract_id.partner_union.legal_name" text:name="py3o.object.contract_id.partner_union.legal_name"/>
        <text:user-field-decl office:value-type="string" office:string-value="object.contract_id.partner_union.name" text:name="py3o.object.contract_id.partner_union.name"/>
      </text:user-field-decls>
      <text:p text:style-name="P37"><text:a xlink:type="simple" xlink:href="py3o://for=%22object%20in%20objects%22" text:style-name="Internet_20_link" text:visited-style-name="Visited_20_Internet_20_Link"><text:span text:style-name="T6">for="object in objects"</text:span></text:a></text:p>
      <text:p text:style-name="P3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TERMO DE RESCISÃO DE CONTRATO DE TRABALHO - TRCT</text:p>
          </table:table-cell>
        </table:table-row>
      </table:table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3">IDENTIFICAÇÃO DO EMPREGADO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01 CNPJ / CEI</text:p>
            <text:p text:style-name="P33"><text:user-field-get text:name="py3o.object.company_id.cnpj_cpf">object.company_id.cnpj_cpf</text:user-field-get></text:p>
          </table:table-cell>
          <table:table-cell table:style-name="Table1.B2" table:number-columns-spanned="4" office:value-type="string">
            <text:p text:style-name="P2">02 Razão Social/Nome</text:p>
            <text:p text:style-name="P32"><text:user-field-get text:name="py3o.object.company_id.legal_name">object.company_id.legal_name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2">03 Endereço (logradouro, nº, andar, apartamento)</text:p>
            <text:p text:style-name="P32"><text:user-field-get text:name="py3o.object.company_id.street">object.company_id.street</text:user-field-get> <text:user-field-get text:name="py3o.object.company_id.number">object.company_id.number</text:user-field-get></text:p>
          </table:table-cell>
          <table:covered-table-cell/>
          <table:covered-table-cell/>
          <table:covered-table-cell/>
          <table:table-cell table:style-name="Table1.E3" office:value-type="string">
            <text:p text:style-name="P2">04 Bairro</text:p>
            <text:p text:style-name="P36"><text:user-field-get text:name="py3o.object.company_id.district">object.company_id.district</text:user-field-get></text:p>
          </table:table-cell>
        </table:table-row>
        <table:table-row table:style-name="Table1.1">
          <table:table-cell table:style-name="Table1.A4" office:value-type="string">
            <text:p text:style-name="P2">05 Município</text:p>
            <text:p text:style-name="P36"><text:user-field-get text:name="py3o.object.company_id.l10n_br_city_id.name">object.company_id.l10n_br_city_id.name</text:user-field-get></text:p>
          </table:table-cell>
          <table:table-cell table:style-name="Table1.B4" office:value-type="string">
            <text:p text:style-name="P2">06 UF</text:p>
            <text:p text:style-name="P36"><text:user-field-get text:name="py3o.object.company_id.state_id.name">object.company_id.state_id.name</text:user-field-get></text:p>
          </table:table-cell>
          <table:table-cell table:style-name="Table1.C4" office:value-type="string">
            <text:p text:style-name="P2">07 CEP</text:p>
            <text:p text:style-name="P36"><text:user-field-get text:name="py3o.object.company_id.zip">object.company_id.zip</text:user-field-get></text:p>
          </table:table-cell>
          <table:table-cell table:style-name="Table1.D4" office:value-type="string">
            <text:p text:style-name="P30">08 CNAE</text:p>
            <text:p text:style-name="P30"><text:user-field-get text:name="py3o.object.company_id.cnae_main_id.code">object.company_id.cnae_main_id.code</text:user-field-get></text:p>
          </table:table-cell>
          <table:table-cell table:style-name="Table1.E4" office:value-type="string">
            <text:p text:style-name="P2">09 CNPJ/CEI Tomadora/Obra</text:p>
            <text:p text:style-name="P10"><text:user-field-get text:name="py3o.object.company_id.cnpj_cei">object.company_id.cnpj_cei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row table:style-name="Table4.1">
          <table:table-cell table:style-name="Table4.A1" table:number-columns-spanned="14" office:value-type="string">
            <text:p text:style-name="P14">IDENTIFICAÇÃO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">10 PIS/PASEP</text:p>
            <text:p text:style-name="P15"><text:user-field-get text:name="py3o.object.employee_id.pis_pasep">object.employee_id.pis_pasep</text:user-field-get></text:p>
          </table:table-cell>
          <table:table-cell table:style-name="Table4.B2" table:number-columns-spanned="13" office:value-type="string">
            <text:p text:style-name="P2">11 Nome</text:p>
            <text:p text:style-name="P34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table:number-columns-spanned="11" office:value-type="string">
            <text:p text:style-name="P2">12 Endereço (Logradouro, nº, andar, apartamento)</text:p>
            <text:p text:style-name="P2"><text:user-field-get text:name="py3o.object.employee_id.address_home_id.street">object.employee_id.address_home_id.street</text:user-field-get> <text:user-field-get text:name="py3o.object.employee_id.address_home_id.number">object.employee_id.address_home_id.number</text:user-field-get> <text:user-field-get text:name="py3o.object.employee_id.address_home_id.street2">object.employee_id.address_home_id.street2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3" table:number-columns-spanned="3" office:value-type="string">
            <text:p text:style-name="P2">13 Bairro</text:p>
            <text:p text:style-name="P2"><text:user-field-get text:name="py3o.object.employee_id.address_home_id.district">object.employee_id.address_home_id.district</text:user-field-get></text:p>
          </table:table-cell>
          <table:covered-table-cell/>
          <table:covered-table-cell/>
        </table:table-row>
        <table:table-row table:style-name="Table4.4">
          <table:table-cell table:style-name="Table4.A4" office:value-type="string">
            <text:p text:style-name="P2">14 Município</text:p>
            <text:p text:style-name="P11"><text:user-field-get text:name="py3o.object.employee_id.address_home_id.l10n_br_city_id.name">object.employee_id.address_home_id.l10n_br_city_id.name</text:user-field-get></text:p>
          </table:table-cell>
          <table:table-cell table:style-name="Table4.B4" table:number-columns-spanned="3" office:value-type="string">
            <text:p text:style-name="P12">15 UF<text:span text:style-name="T13"> </text:span></text:p>
            <text:p text:style-name="P23"><text:user-field-get text:name="py3o.object.employee_id.address_home_id.state_id.code">object.employee_id.address_home_id.state_id.code</text:user-field-get></text:p>
          </table:table-cell>
          <table:covered-table-cell/>
          <table:covered-table-cell/>
          <table:table-cell table:style-name="Table4.E4" table:number-columns-spanned="3" office:value-type="string">
            <text:p text:style-name="P2">16 CEP</text:p>
            <text:p text:style-name="P2"><text:user-field-get text:name="py3o.object.employee_id.address_home_id.zip">object.employee_id.address_home_id.zip</text:user-field-get></text:p>
          </table:table-cell>
          <table:covered-table-cell/>
          <table:covered-table-cell/>
          <table:table-cell table:style-name="Table4.H4" table:number-columns-spanned="4" office:value-type="string">
            <text:p text:style-name="P2">17 Carteira de Trabalho (nº, série, UF)</text:p>
            <text:p text:style-name="P39"><text:user-field-get text:name="py3o.object.employee_id.ctps">object.employee_id.ctps</text:user-field-get> <text:user-field-get text:name="py3o.object.employee_id.ctps_series">object.employee_id.ctps_series</text:user-field-get> <text:user-field-get text:name="py3o.object.employee_id.ctps_uf_id.code">object.employee_id.ctps_uf_id.code</text:user-field-get></text:p>
          </table:table-cell>
          <table:covered-table-cell/>
          <table:covered-table-cell/>
          <table:covered-table-cell/>
          <table:table-cell table:style-name="Table4.L4" table:number-columns-spanned="3" office:value-type="string">
            <text:p text:style-name="P8">18 CPF</text:p>
            <text:p text:style-name="P8"><text:user-field-get text:name="py3o.object.employee_id.cpf">object.employee_id.cpf</text:user-field-get></text:p>
          </table:table-cell>
          <table:covered-table-cell/>
          <table:covered-table-cell/>
        </table:table-row>
        <table:table-row table:style-name="Table4.1">
          <table:table-cell table:style-name="Table4.A5" table:number-columns-spanned="7" office:value-type="string">
            <text:p text:style-name="P2">19 Data de nascimento</text:p>
            <text:p text:style-name="P2"><text:user-field-get text:name="py3o.object.employee_id.birthday_fmt">object.employee_id.birthday_fm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5" table:number-columns-spanned="7" office:value-type="string">
            <text:p text:style-name="P2">20 Nome da mãe</text:p>
            <text:p text:style-name="P2"><text:user-field-get text:name="py3o.object.employee_id.mother_name">object.employee_id.mother_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1" table:number-columns-spanned="14" office:value-type="string">
            <text:p text:style-name="P14">DADOS DO CONT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columns-spanned="14" office:value-type="string">
            <text:p text:style-name="P2">21 Tipo de Contrato</text:p>
            <text:p text:style-name="P2"><text:user-field-get text:name="py3o.categoria_contrato">categoria_contrat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14" office:value-type="string">
            <text:p text:style-name="P8">22 Causa do afastamento</text:p>
            <text:p text:style-name="P8"><text:user-field-get text:name="py3o.object.contract_id.resignation_cause_id.name">object.contract_id.resignation_caus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9" table:number-columns-spanned="2" office:value-type="string">
            <text:p text:style-name="P2">23 Remuneração Mês Anterior</text:p>
            <text:p text:style-name="P2"><text:user-field-get text:name="py3o.object.contract_id.wage">object.contract_id.wage</text:user-field-get></text:p>
          </table:table-cell>
          <table:covered-table-cell/>
          <table:table-cell table:style-name="Table4.C9" table:number-columns-spanned="4" office:value-type="string">
            <text:p text:style-name="P2">24 Data de admissão</text:p>
            <text:p text:style-name="P17"><text:user-field-get text:name="py3o.object.data_admissao_fmt">object.data_admissao_fmt</text:user-field-get></text:p>
          </table:table-cell>
          <table:covered-table-cell/>
          <table:covered-table-cell/>
          <table:covered-table-cell/>
          <table:table-cell table:style-name="Table4.G9" table:number-columns-spanned="2" office:value-type="string">
            <text:p text:style-name="P2">25 Data do aviso prévio</text:p>
            <text:p text:style-name="P2"><text:user-field-get text:name="py3o.object.data_aviso_previo_fmt">object.data_aviso_previo_fmt</text:user-field-get></text:p>
          </table:table-cell>
          <table:covered-table-cell/>
          <table:table-cell table:style-name="Table4.I9" table:number-columns-spanned="4" office:value-type="string">
            <text:p text:style-name="P2">26 Data de Afastamento</text:p>
            <text:p text:style-name="P16"><text:user-field-get text:name="py3o.object.data_afastamento_fmt">object.data_afastamento_fmt</text:user-field-get></text:p>
          </table:table-cell>
          <table:covered-table-cell/>
          <table:covered-table-cell/>
          <table:covered-table-cell/>
          <table:table-cell table:style-name="Table4.M9" table:number-columns-spanned="2" office:value-type="string">
            <text:p text:style-name="P8">27 Cód. Afastamento</text:p>
            <text:p text:style-name="P8"><text:user-field-get text:name="py3o.object.struct_id.tipo_afastamento_cef">object.struct_id.tipo_afastamento_cef</text:user-field-get></text:p>
          </table:table-cell>
          <table:covered-table-cell/>
        </table:table-row>
        <table:table-row table:style-name="Table4.10">
          <table:table-cell table:style-name="Table4.A10" table:number-columns-spanned="2" office:value-type="string">
            <text:p text:style-name="P2">28 Pensão Alim. (%) TRCT</text:p>
            <text:p text:style-name="P2"/>
          </table:table-cell>
          <table:covered-table-cell/>
          <table:table-cell table:style-name="Table4.C10" table:number-columns-spanned="6" office:value-type="string">
            <text:p text:style-name="P8">29 Pensão alim. (%) <text:span text:style-name="T3">FGTS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4.I10" table:number-columns-spanned="6" office:value-type="string">
            <text:p text:style-name="P2">30 Categoria do Trabalhador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1" table:number-columns-spanned="2" office:value-type="string">
            <text:p text:style-name="P2">31 Código Sindical</text:p>
            <text:p text:style-name="P2"><text:user-field-get text:name="py3o.object.contract_id.partner_union.union_entity_code">object.contract_id.partner_union.union_entity_code</text:user-field-get></text:p>
          </table:table-cell>
          <table:covered-table-cell/>
          <table:table-cell table:style-name="Table4.C11" table:number-columns-spanned="12" office:value-type="string">
            <text:p text:style-name="P2">32 CNPJ e Nome da Entidade Sindical Laboral</text:p>
            <text:p text:style-name="P2"><text:user-field-get text:name="py3o.object.contract_id.partner_union.cnpj_cpf">object.contract_id.partner_union.cnpj_cpf</text:user-field-get> - <text:user-field-get text:name="py3o.object.contract_id.partner_union.name">object.contract_id.partner_union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2">
          <table:table-cell table:style-name="Table4.A1" table:number-columns-spanned="14" office:value-type="string">
            <text:p text:style-name="P14">DISCRIMINAÇÃO DAS 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3">
          <table:table-cell table:style-name="Table4.A13" table:number-columns-spanned="14" office:value-type="string">
            <text:p text:style-name="P14">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4" table:number-columns-spanned="3" office:value-type="string">
            <text:p text:style-name="P19">Rubricas</text:p>
          </table:table-cell>
          <table:covered-table-cell/>
          <table:covered-table-cell/>
          <table:table-cell table:style-name="Table4.D14" table:number-columns-spanned="2" office:value-type="string">
            <text:p text:style-name="P21"><text:span text:style-name="T1">Valor </text:span><text:span text:style-name="T2">(R$)</text:span></text:p>
          </table:table-cell>
          <table:covered-table-cell/>
          <table:table-cell table:style-name="Table4.F14" table:number-columns-spanned="4" office:value-type="string">
            <text:p text:style-name="P19">Rubricas</text:p>
          </table:table-cell>
          <table:covered-table-cell/>
          <table:covered-table-cell/>
          <table:covered-table-cell/>
          <table:table-cell table:style-name="Table4.J14" office:value-type="string">
            <text:p text:style-name="P21"><text:span text:style-name="T1">Valor </text:span><text:span text:style-name="T2">(R$)</text:span></text:p>
          </table:table-cell>
          <table:table-cell table:style-name="Table4.K14" table:number-columns-spanned="3" office:value-type="string">
            <text:p text:style-name="P19">Rubricas</text:p>
          </table:table-cell>
          <table:covered-table-cell/>
          <table:covered-table-cell/>
          <table:table-cell table:style-name="Table4.N14" office:value-type="string">
            <text:p text:style-name="P21"><text:span text:style-name="T1">Valor </text:span><text:span text:style-name="T2">(R$)</text:span></text:p>
          </table:table-cell>
        </table:table-row>
        <table:table-row table:style-name="Table4.15">
          <table:table-cell table:style-name="Table4.A15" table:number-columns-spanned="14" office:value-type="string">
            <text:p text:style-name="P26"><text:a xlink:type="simple" xlink:href="py3o://for=%22line%20in%20provento_line%22" text:style-name="Internet_20_link" text:visited-style-name="Visited_20_Internet_20_Link"><text:span text:style-name="T11">for="line in provento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6">
          <table:table-cell table:style-name="Table4.A16" table:number-columns-spanned="3" office:value-type="string">
            <text:p text:style-name="P48"><text:user-field-get text:name="py3o.line.one.display_name">line.one.display_name</text:user-field-get></text:p>
          </table:table-cell>
          <table:covered-table-cell/>
          <table:covered-table-cell/>
          <table:table-cell table:style-name="Table4.D16" table:number-columns-spanned="2" office:value-type="string">
            <text:p text:style-name="P49"><text:user-field-get text:name="py3o.line.one.valor_fmt">line.one.valor_fmt</text:user-field-get></text:p>
          </table:table-cell>
          <table:covered-table-cell/>
          <table:table-cell table:style-name="Table4.F16" table:number-columns-spanned="4" office:value-type="string">
            <text:p text:style-name="P47"><text:user-field-get text:name="py3o.line.two.display_name">line.two.display_name</text:user-field-get></text:p>
          </table:table-cell>
          <table:covered-table-cell/>
          <table:covered-table-cell/>
          <table:covered-table-cell/>
          <table:table-cell table:style-name="Table4.J16" office:value-type="string">
            <text:p text:style-name="P45"><text:user-field-get text:name="py3o.line.two.valor_fmt">line.two.valor_fmt</text:user-field-get></text:p>
          </table:table-cell>
          <table:table-cell table:style-name="Table4.K16" table:number-columns-spanned="3" office:value-type="string">
            <text:p text:style-name="P46"><text:user-field-get text:name="py3o.line.three.display_name">line.three.display_name</text:user-field-get></text:p>
          </table:table-cell>
          <table:covered-table-cell/>
          <table:covered-table-cell/>
          <table:table-cell table:style-name="Table4.N16" office:value-type="string">
            <text:p text:style-name="P45"><text:user-field-get text:name="py3o.line.three.valor_fmt">line.three.valor_fmt</text:user-field-get></text:p>
          </table:table-cell>
        </table:table-row>
        <table:table-row table:style-name="Table4.17">
          <table:table-cell table:style-name="Table4.A17" table:number-columns-spanned="14" office:value-type="string">
            <text:p text:style-name="P44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7">
          <table:table-cell table:style-name="Table4.A18" table:number-columns-spanned="14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7">
          <table:table-cell table:style-name="Table4.A20" table:number-columns-spanned="14" office:value-type="string">
            <text:p text:style-name="P41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7">
          <table:table-cell table:style-name="Table4.A20" table:number-columns-spanned="14" office:value-type="string">
            <text:p text:style-name="P42"><text:a xlink:type="simple" xlink:href="py3o://if=%22line.code%20==%20'BRUTO'%22" text:style-name="Internet_20_link" text:visited-style-name="Visited_20_Internet_20_Link"><text:span text:style-name="T9">if="line.code == 'BRUT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1" table:number-columns-spanned="3" office:value-type="string">
            <text:p text:style-name="P2"/>
          </table:table-cell>
          <table:covered-table-cell/>
          <table:covered-table-cell/>
          <table:table-cell table:style-name="Table4.D21" table:number-columns-spanned="2" office:value-type="string">
            <text:p text:style-name="P1"/>
          </table:table-cell>
          <table:covered-table-cell/>
          <table:table-cell table:style-name="Table4.F2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21" office:value-type="string">
            <text:p text:style-name="P2"/>
          </table:table-cell>
          <table:table-cell table:style-name="Table4.K21" table:number-columns-spanned="3" office:value-type="string">
            <text:p text:style-name="P27">TOTAL RESCISÓRIO BRUTO (R$)</text:p>
          </table:table-cell>
          <table:covered-table-cell/>
          <table:covered-table-cell/>
          <table:table-cell table:style-name="Table4.K21" office:value-type="string">
            <text:p text:style-name="P51"><text:user-field-get text:name="py3o.line.round_total_fmt">line.round_total_fmt</text:user-field-get></text:p>
          </table:table-cell>
        </table:table-row>
        <table:table-row table:style-name="Table4.21">
          <table:table-cell table:style-name="Table4.A23" table:number-columns-spanned="14" office:value-type="string">
            <text:p text:style-name="P50"><text:bookmark-start text:name="__DdeLink__2092_1378187034"/><text:a xlink:type="simple" xlink:href="py3o:///if" text:style-name="Internet_20_link" text:visited-style-name="Visited_20_Internet_20_Link"><text:span text:style-name="T14">/if</text:span></text:a><text:bookmark-end text:name="__DdeLink__2092_137818703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3" table:number-columns-spanned="14" office:value-type="string">
            <text:p text:style-name="P9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" table:number-columns-spanned="14" office:value-type="string">
            <text:p text:style-name="P14">DED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5">
          <table:table-cell table:style-name="Table4.A25" table:number-columns-spanned="3" office:value-type="string">
            <text:p text:style-name="P19">Desconto</text:p>
          </table:table-cell>
          <table:covered-table-cell/>
          <table:covered-table-cell/>
          <table:table-cell table:style-name="Table4.D25" table:number-columns-spanned="2" office:value-type="string">
            <text:p text:style-name="P21"><text:span text:style-name="T1">Valor </text:span><text:span text:style-name="T2">(R$)</text:span></text:p>
          </table:table-cell>
          <table:covered-table-cell/>
          <table:table-cell table:style-name="Table4.F25" table:number-columns-spanned="4" office:value-type="string">
            <text:p text:style-name="P19">Desconto</text:p>
          </table:table-cell>
          <table:covered-table-cell/>
          <table:covered-table-cell/>
          <table:covered-table-cell/>
          <table:table-cell table:style-name="Table4.J25" office:value-type="string">
            <text:p text:style-name="P21"><text:span text:style-name="T1">Valor </text:span><text:span text:style-name="T2">(R$)</text:span></text:p>
          </table:table-cell>
          <table:table-cell table:style-name="Table4.K25" table:number-columns-spanned="3" office:value-type="string">
            <text:p text:style-name="P19">Desconto</text:p>
          </table:table-cell>
          <table:covered-table-cell/>
          <table:covered-table-cell/>
          <table:table-cell table:style-name="Table4.N25" office:value-type="string">
            <text:p text:style-name="P21"><text:span text:style-name="T1">Valor </text:span><text:span text:style-name="T2">(R$)</text:span></text:p>
          </table:table-cell>
        </table:table-row>
        <table:table-row table:style-name="Table4.3">
          <table:table-cell table:style-name="Table4.A26" table:number-columns-spanned="14" office:value-type="string">
            <text:p text:style-name="P24"><text:a xlink:type="simple" xlink:href="py3o://for=%22line%20in%20deducao_line%22" text:style-name="Internet_20_link" text:visited-style-name="Visited_20_Internet_20_Link"><text:span text:style-name="T12">for="line in deducao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7">
          <table:table-cell table:style-name="Table4.A27" table:number-columns-spanned="3" office:value-type="string">
            <text:p text:style-name="P48"><text:user-field-get text:name="py3o.line.one.display_name">line.one.display_name</text:user-field-get></text:p>
          </table:table-cell>
          <table:covered-table-cell/>
          <table:covered-table-cell/>
          <table:table-cell table:style-name="Table4.D27" table:number-columns-spanned="2" office:value-type="string">
            <text:p text:style-name="P49"><text:user-field-get text:name="py3o.line.one.valor_fmt">line.one.valor_fmt</text:user-field-get></text:p>
          </table:table-cell>
          <table:covered-table-cell/>
          <table:table-cell table:style-name="Table4.F27" table:number-columns-spanned="4" office:value-type="string">
            <text:p text:style-name="P47"><text:user-field-get text:name="py3o.line.two.display_name">line.two.display_name</text:user-field-get></text:p>
          </table:table-cell>
          <table:covered-table-cell/>
          <table:covered-table-cell/>
          <table:covered-table-cell/>
          <table:table-cell table:style-name="Table4.J27" office:value-type="string">
            <text:p text:style-name="P45"><text:user-field-get text:name="py3o.line.two.valor_fmt">line.two.valor_fmt</text:user-field-get></text:p>
          </table:table-cell>
          <table:table-cell table:style-name="Table4.K27" table:number-columns-spanned="3" office:value-type="string">
            <text:p text:style-name="P46"><text:user-field-get text:name="py3o.line.three.display_name">line.three.display_name</text:user-field-get></text:p>
          </table:table-cell>
          <table:covered-table-cell/>
          <table:covered-table-cell/>
          <table:table-cell table:style-name="Table4.N27" office:value-type="string">
            <text:p text:style-name="P45"><text:user-field-get text:name="py3o.line.three.valor_fmt">line.three.valor_fmt</text:user-field-get></text:p>
          </table:table-cell>
        </table:table-row>
        <table:table-row table:style-name="Table4.28">
          <table:table-cell table:style-name="Table4.A28" table:number-columns-spanned="14" office:value-type="string">
            <text:p text:style-name="P24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9">
          <table:table-cell table:style-name="Table4.A29" table:number-columns-spanned="14" office:value-type="string">
            <text:p text:style-name="P24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0">
          <table:table-cell table:style-name="Table4.A30" table:number-columns-spanned="14" office:value-type="string">
            <text:p text:style-name="P40"><text:a xlink:type="simple" xlink:href="py3o://if=%22line.code%20==%20'TOTAL_DESCONTOS'%22" text:style-name="Internet_20_link" text:visited-style-name="Visited_20_Internet_20_Link"><text:span text:style-name="T8">if="line.code == 'TOTAL_DESCONTOS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1">
          <table:table-cell table:style-name="Table4.A31" table:number-columns-spanned="3" office:value-type="string">
            <text:p text:style-name="P46"/>
          </table:table-cell>
          <table:covered-table-cell/>
          <table:covered-table-cell/>
          <table:table-cell table:style-name="Table4.D31" table:number-columns-spanned="2" office:value-type="string">
            <text:p text:style-name="P43"/>
          </table:table-cell>
          <table:covered-table-cell/>
          <table:table-cell table:style-name="Table4.F3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1" office:value-type="string">
            <text:p text:style-name="P2"/>
          </table:table-cell>
          <table:table-cell table:style-name="Table4.K31" table:number-columns-spanned="3" office:value-type="string">
            <text:p text:style-name="P15">TOTAL DAS DEDUÇÕES <text:span text:style-name="T4">(R$)</text:span></text:p>
          </table:table-cell>
          <table:covered-table-cell/>
          <table:covered-table-cell/>
          <table:table-cell table:style-name="Table4.N31" office:value-type="string">
            <text:p text:style-name="P22"><text:user-field-get text:name="py3o.line.round_total_fmt">line.round_total_fmt</text:user-field-get></text:p>
          </table:table-cell>
        </table:table-row>
        <table:table-row table:style-name="Table4.32">
          <table:table-cell table:style-name="Table4.A32" table:number-columns-spanned="14" office:value-type="string">
            <text:p text:style-name="P44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2">
          <table:table-cell table:style-name="Table4.A33" table:number-columns-spanned="14" office:value-type="string">
            <text:p text:style-name="P24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2">
          <table:table-cell table:style-name="Table4.A34" table:number-columns-spanned="14" office:value-type="string">
            <text:p text:style-name="P24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2">
          <table:table-cell table:style-name="Table4.A35" table:number-columns-spanned="14" office:value-type="string">
            <text:p text:style-name="P24"><text:a xlink:type="simple" xlink:href="py3o://if=%22line.code%20==%20'LIQUIDO'%22" text:style-name="Internet_20_link" text:visited-style-name="Visited_20_Internet_20_Link"><text:span text:style-name="T10">if="line.code == 'LIQUID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6">
          <table:table-cell table:style-name="Table4.A36" table:number-columns-spanned="3" office:value-type="string">
            <text:p text:style-name="P52"/>
          </table:table-cell>
          <table:covered-table-cell/>
          <table:covered-table-cell/>
          <table:table-cell table:style-name="Table4.D36" table:number-columns-spanned="2" office:value-type="string">
            <text:p text:style-name="P2"/>
          </table:table-cell>
          <table:covered-table-cell/>
          <table:table-cell table:style-name="Table4.F36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6" office:value-type="string">
            <text:p text:style-name="P2"/>
          </table:table-cell>
          <table:table-cell table:style-name="Table4.K36" table:number-columns-spanned="3" office:value-type="string">
            <text:p text:style-name="P18">VALOR RESCISÓRIO LÍQUIDO (R$<text:span text:style-name="T5">)</text:span></text:p>
          </table:table-cell>
          <table:covered-table-cell/>
          <table:covered-table-cell/>
          <table:table-cell table:style-name="Table4.N36" office:value-type="string">
            <text:p text:style-name="P22"><text:user-field-get text:name="py3o.line.round_total_fmt">line.round_total_fmt</text:user-field-get></text:p>
          </table:table-cell>
        </table:table-row>
        <text:soft-page-break/>
        <table:table-row table:style-name="Table4.32">
          <table:table-cell table:style-name="Table4.A38" table:number-columns-spanned="14" office:value-type="string">
            <text:p text:style-name="P44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2">
          <table:table-cell table:style-name="Table4.A38" table:number-columns-spanned="14" office:value-type="string">
            <text:p text:style-name="P24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4">FORMALIZAÇÃO DA RESCISÃO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3" table:number-rows-spanned="2" office:value-type="string">
            <text:p text:style-name="P28">150 Local e data do recebimento</text:p>
            <text:p text:style-name="P1"/>
            <text:p text:style-name="P3"/>
          </table:table-cell>
          <table:table-cell table:style-name="Table5.B2" table:number-columns-spanned="2" office:value-type="string">
            <text:p text:style-name="P4"/>
          </table:table-cell>
          <table:covered-table-cell/>
          <table:table-cell table:style-name="Table5.D3" table:number-rows-spanned="2" table:number-columns-spanned="2" office:value-type="string">
            <text:p text:style-name="P2">151 Carimbo e assinatura do empregador ou preposto</text:p>
            <text:p text:style-name="P6"/>
            <text:p text:style-name="P2"/>
          </table:table-cell>
          <table:covered-table-cell/>
        </table:table-row>
        <table:table-row table:style-name="Table5.3">
          <table:covered-table-cell/>
          <table:table-cell table:style-name="Table5.B3" table:number-columns-spanned="2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2">152 Assinatura do trabalhador</text:p>
            <text:p text:style-name="P2"/>
            <text:p text:style-name="P6"/>
            <text:p text:style-name="P6"/>
          </table:table-cell>
          <table:covered-table-cell/>
          <table:covered-table-cell/>
          <table:table-cell table:style-name="Table5.D4" table:number-columns-spanned="2" office:value-type="string">
            <text:p text:style-name="P2">153 Assinatura do responsável legal do trabalhador</text:p>
          </table:table-cell>
          <table:covered-table-cell/>
        </table:table-row>
        <table:table-row table:style-name="Table5.5">
          <table:table-cell table:style-name="Table5.A5" table:number-columns-spanned="3" office:value-type="string">
            <text:p text:style-name="P2">154 HOMOLOGAÇÃO</text:p>
            <text:p text:style-name="P2">Foi prestada, gratuitamente, assistência ao trabalhador, nos termos do art. 477, § 1º, da Consolidação das Leis do Trabalho – CLT, sendo comprovado, neste ato, o efetivo pagamento das verbas rescisórias acima especificadas.</text:p>
            <text:p text:style-name="P2"/>
          </table:table-cell>
          <table:covered-table-cell/>
          <table:covered-table-cell/>
          <table:table-cell table:style-name="Table5.D7" table:number-rows-spanned="3" office:value-type="string">
            <text:p text:style-name="P2">155 Digital do Trabalhador</text:p>
          </table:table-cell>
          <table:table-cell table:style-name="Table5.E7" table:number-rows-spanned="3" office:value-type="string">
            <text:p text:style-name="P2">156 Digital do responsável legal</text:p>
          </table:table-cell>
        </table:table-row>
        <table:table-row table:style-name="Table5.6">
          <table:table-cell table:style-name="Table5.A6" table:number-columns-spanned="2" office:value-type="string">
            <text:p text:style-name="P2">Local e data</text:p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5.C6" office:value-type="string">
            <text:p text:style-name="Standard"/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2">Carimbo e assinatura do assistente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9" table:number-rows-spanned="2" table:number-columns-spanned="3" office:value-type="string">
            <text:p text:style-name="P29">157 Identificação do órgão homologador</text:p>
            <text:p text:style-name="P2"/>
            <text:p text:style-name="P2"/>
            <text:p text:style-name="P2"/>
          </table:table-cell>
          <table:covered-table-cell/>
          <table:covered-table-cell/>
          <table:table-cell table:style-name="Table5.D9" table:number-rows-spanned="2" table:number-columns-spanned="2" office:value-type="string">
            <text:p text:style-name="P5">158 Recepção pelo Banco (data e carimbo)</text:p>
          </table:table-cell>
          <table:covered-table-cell/>
        </table:table-row>
        <table:table-row table:style-name="Table5.9">
          <table:covered-table-cell/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10" table:number-columns-spanned="5" office:value-type="string">
            <text:p text:style-name="P6">A ASSISTÊNCIA NO ATO DA RESCISÃO CONTRATUAL É GRATUITA.</text:p>
          </table:table-cell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0" table:number-columns-spanned="5" office:value-type="string">
            <text:p text:style-name="P2">Pode o trabalhador iniciar ação judicial quanto aos créditos resultantes das relações de trabalho até o limite de dois anos após a extinção do contrato de trabalho (Inc. XXIX, Art, 7º da Constituição Federal/1988).</text:p>
          </table:table-cell>
          <table:covered-table-cell/>
          <table:covered-table-cell/>
          <table:covered-table-cell/>
          <table:covered-table-cell/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9-17T10:35:58.351861856</dc:date>
    <meta:editing-duration>P5DT15H59M39S</meta:editing-duration>
    <meta:editing-cycles>466</meta:editing-cycles>
    <meta:generator>LibreOffice/5.1.6.2$Linux_X86_64 LibreOffice_project/10m0$Build-2</meta:generator>
    <meta:document-statistic meta:table-count="4" meta:image-count="0" meta:object-count="0" meta:page-count="2" meta:paragraph-count="130" meta:word-count="389" meta:character-count="3581" meta:non-whitespace-character-count="3320"/>
    <meta:user-defined meta:name="decimal_separator">,</meta:user-defined>
    <meta:user-defined meta:name="digit_separator">.</meta:user-defined>
    <meta:user-defined meta:name="float_format">"%.2f"</meta:user-defined>
  </office:meta>
</office:document-meta>
</file>